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9" style:family="paragraph">
      <style:paragraph-properties fo:line-height="100.00%" fo:text-align="left" fo:margin-left="18.00pt" fo:text-indent="0.00pt"/>
    </style:style>
    <style:style style:name="P30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4</text:span><text:span text:style-name="T6"><text:tab/></text:span><text:span text:style-name="T7">по курсу<text:s/></text:span><text:span text:style-name="T8"><text:tab/>1<text:tab/></text:span><text:span text:style-name="T9">­</text:span></text:p>
            <text:p text:style-name="P4"><text:span text:style-name="T10">студента группы<text:s text:c="2"/></text:span><text:span text:style-name="T11">М8О-108Б Попова Матвея<text:tab/></text:span><text:span text:style-name="T12">,<text:s/></text:span><text:span text:style-name="T13">№</text:span><text:span text:style-name="T14"><text:s/></text:span><text:span text:style-name="T15">по списку<text:s text:c="2"/></text:span><text:span text:style-name="T16"><text:tab/>18<text:tab/></text:span></text:p>
            <text:p text:style-name="P4"><text:span text:style-name="T17">Адреса www, e-mail, jabber, skype</text:span><text:span text:style-name="T18"><text:tab/> popov.m4tvei@yandex.ru<text:tab/><text:tab/><text:tab/></text:span></text:p>
            <text:p text:style-name="P4"><text:span text:style-name="T19">Работа выполнена: “21“ апреля</text:span><text:span text:style-name="T20"><text:s/></text:span><text:span text:style-name="T21">2020г.<text:tab/><text:tab/></text:span></text:p>
            <text:p text:style-name="P4"><text:span text:style-name="T21">Преподаватель:</text:span><text:span text:style-name="T22"><text:tab/><text:tab/><text:tab/>Трубченко Никита Михайлович.<text:tab/><text:tab/><text:tab/><text:tab/></text:span></text:p>
            <text:p text:style-name="P4"><text:span text:style-name="T23">Входной контроль знаний с оценкой<text:s/></text:span><text:span text:style-name="T24"><text:tab/><text:tab/><text:tab/><text:tab/><text:tab/></text:span></text:p>
            <text:p text:style-name="P4"><text:span text:style-name="T25">Отчёт сдан “2</text:span><text:span text:style-name="T26">1</text:span><text:span text:style-name="T27">“ апреля</text:span><text:span text:style-name="T28"><text:tab/><text:tab/></text:span><text:span text:style-name="T29">2021</text:span><text:span text:style-name="T30"><text:tab/></text:span><text:span text:style-name="T31">г., итоговая оценка<text:s/></text:span><text:span text:style-name="T32"><text:tab/><text:tab/></text:span></text:p>
            <text:p text:style-name="P4"><text:span text:style-name="T33">Подпись преподавателя<text:s/></text:span><text:span text:style-name="T34"><text:tab/><text:tab/><text:tab/><text:tab/></text:span><text:span text:style-name="T35"/></text:p>
          </table:table-cell>
        </table:table-row>
      </table:table>
      <text:p text:style-name="P6"><text:span text:style-name="T35"/></text:p>
      <text:list text:style-name="L7">
        <text:list-item>
          <text:p text:style-name="P7"><text:span text:style-name="T36">Тема</text:span><text:span text:style-name="T37">: программа на языке Си</text:span></text:p>
        </text:list-item>
      </text:list>
      <text:p text:style-name="P8"><text:span text:style-name="T38"/></text:p>
      <text:list text:style-name="L9">
        <text:list-item>
          <text:p text:style-name="P9"><text:span text:style-name="T39">Цель работы</text:span><text:span text:style-name="T40">: научиться реализовывать деревья выражений</text:span></text:p>
        </text:list-item>
        <text:list-item>
          <text:p text:style-name="P9"><text:span text:style-name="T41">Задание (вариант 18)</text:span><text:span text:style-name="T42">: вывести из произведений упарные минусы</text:span></text:p>
        </text:list-item>
        <text:list-item>
          <text:p text:style-name="P9"><text:span text:style-name="T43">Оборудование</text:span><text:span text:style-name="T44"><text:s/>(</text:span><text:span text:style-name="T45">лабораторное</text:span><text:span text:style-name="T46">):</text:span></text:p>
        </text:list-item>
      </text:list>
      <text:p text:style-name="P10"><text:span text:style-name="T46">ЭВМ<text:s/></text:span><text:span text:style-name="T47"><text:tab/><text:tab/></text:span><text:span text:style-name="T48">, процессор<text:s/></text:span><text:span text:style-name="T49"><text:tab/><text:tab/></text:span><text:span text:style-name="T50">, имя узла сети<text:s/></text:span><text:span text:style-name="T51"><text:tab/><text:tab/><text:tab/></text:span><text:span text:style-name="T52"><text:s/>с ОП<text:s/></text:span><text:span text:style-name="T53"><text:tab/><text:tab/><text:s text:c="9"/></text:span><text:span text:style-name="T54"><text:s/>МБ</text:span></text:p>
      <text:p text:style-name="P11"><text:span text:style-name="T54">НМД<text:s/></text:span><text:span text:style-name="T55"><text:tab/><text:tab/></text:span><text:span text:style-name="T56"><text:s/>ГБ.<text:s text:c="2"/>Терминал<text:s/></text:span><text:span text:style-name="T57"><text:tab/><text:tab/></text:span><text:span text:style-name="T58"><text:s/>адрес<text:s/></text:span><text:span text:style-name="T59"><text:tab/><text:tab/><text:tab/></text:span><text:span text:style-name="T60">. Принтер<text:s/></text:span><text:span text:style-name="T61"><text:tab/><text:tab/><text:tab/></text:span></text:p>
      <text:p text:style-name="P11"><text:span text:style-name="T62">Другие устройства<text:s/></text:span><text:span text:style-name="T6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64"/></text:p>
      <text:p text:style-name="P11"><text:span text:style-name="T65">Оборудование ПЭВМ студента, если использовалось:</text:span></text:p>
      <text:p text:style-name="P11"><text:span text:style-name="T66">Процессор<text:s/></text:span><text:span text:style-name="T67"><text:tab/><text:tab/>AMD Ryzen 7 4800U<text:tab/><text:tab/></text:span><text:span text:style-name="T68">, ОП<text:s/></text:span><text:span text:style-name="T69"><text:tab/></text:span><text:span text:style-name="T70">16</text:span><text:span text:style-name="T71"><text:tab/></text:span><text:span text:style-name="T72"><text:s/>ГБ, НМД<text:s/></text:span><text:span text:style-name="T73">1</text:span><text:span text:style-name="T74"><text:s/>ТБ. Монитор<text:s/></text:span><text:span text:style-name="T75"><text:tab/><text:tab/><text:tab/></text:span></text:p>
      <text:p text:style-name="P11"><text:span text:style-name="T76">Другие устройства<text:s/></text:span><text:span text:style-name="T7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78"/></text:p>
      <text:list text:style-name="L13">
        <text:list-item>
          <text:p text:style-name="P13"><text:span text:style-name="T79">Программное обеспечение</text:span><text:span text:style-name="T80"><text:s/>(</text:span><text:span text:style-name="T81">лабораторное</text:span><text:span text:style-name="T82">):</text:span></text:p>
        </text:list-item>
      </text:list>
      <text:p text:style-name="P14"><text:span text:style-name="T82">Операционная система семейства<text:s/></text:span><text:span text:style-name="T83"><text:tab/><text:tab/></text:span><text:span text:style-name="T84">, наименование<text:s/></text:span><text:span text:style-name="T85"><text:tab/><text:tab/><text:tab/><text:tab/></text:span><text:span text:style-name="T86"><text:s/>версия<text:s/></text:span><text:span text:style-name="T87"><text:tab/><text:tab/></text:span></text:p>
      <text:p text:style-name="P14"><text:span text:style-name="T88">Интерпретатор команд<text:s/></text:span><text:span text:style-name="T89"><text:tab/><text:tab/><text:tab/><text:tab/><text:tab/><text:tab/><text:tab/></text:span><text:span text:style-name="T90"><text:s/>версия<text:s/></text:span><text:span text:style-name="T91"><text:tab/><text:tab/><text:tab/></text:span></text:p>
      <text:p text:style-name="P14"><text:span text:style-name="T92">Система программирования<text:s/></text:span><text:span text:style-name="T93"><text:tab/><text:tab/><text:tab/><text:tab/><text:tab/><text:tab/><text:tab/></text:span><text:span text:style-name="T94"><text:s/>версия<text:s/></text:span><text:span text:style-name="T95"><text:tab/><text:tab/><text:tab/></text:span></text:p>
      <text:p text:style-name="P14"><text:span text:style-name="T96">Редактор текстов<text:s/></text:span><text:span text:style-name="T97"><text:tab/><text:tab/><text:tab/><text:tab/><text:tab/><text:tab/><text:tab/><text:tab/></text:span><text:span text:style-name="T98"><text:s/>версия<text:s/></text:span><text:span text:style-name="T99"><text:tab/><text:tab/><text:tab/></text:span></text:p>
      <text:p text:style-name="P14"><text:span text:style-name="T100">Утилиты операционной системы<text:s/></text:span><text:span text:style-name="T101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2">Прикладные системы и программы<text:s/></text:span><text:span text:style-name="T103"><text:tab/><text:tab/><text:tab/><text:tab/><text:tab/><text:tab/><text:tab/><text:tab/><text:tab/></text:span></text:p>
      <text:p text:style-name="P14"><text:span text:style-name="T104">Местонахождения и имена файлов программ и данных<text:s/></text:span><text:span text:style-name="T105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06"/></text:p>
      <text:p text:style-name="P14"><text:span text:style-name="T107">Программное обеспечение ЭВМ студента, если использовалось:</text:span></text:p>
      <text:p text:style-name="P14"><text:span text:style-name="T108">Операционная система семейства<text:s/></text:span><text:span text:style-name="T109"><text:tab/><text:tab/></text:span><text:span text:style-name="T110">, наименование<text:s/></text:span><text:span text:style-name="T111"><text:tab/><text:tab/><text:tab/></text:span><text:span text:style-name="T112"><text:s/>версия<text:s/></text:span><text:span text:style-name="T113"><text:tab/></text:span></text:p>
      <text:p text:style-name="P14"><text:span text:style-name="T114">Интерпретатор команд<text:s/></text:span><text:span text:style-name="T115"><text:tab/><text:tab/><text:tab/><text:tab/><text:tab/><text:tab/></text:span><text:span text:style-name="T116"><text:s/>версия<text:s/></text:span><text:span text:style-name="T117"><text:tab/><text:tab/><text:tab/></text:span></text:p>
      <text:p text:style-name="P14"><text:span text:style-name="T118">Система программирования<text:s/></text:span><text:span text:style-name="T119"><text:tab/><text:tab/><text:tab/><text:tab/><text:tab/><text:tab/><text:tab/></text:span><text:span text:style-name="T120"><text:s/>версия<text:s/></text:span><text:span text:style-name="T121"><text:tab/><text:tab/></text:span></text:p>
      <text:p text:style-name="P14"><text:span text:style-name="T122">Редактор текстов<text:s/></text:span><text:span text:style-name="T123"><text:tab/><text:tab/><text:tab/><text:tab/><text:tab/><text:tab/><text:tab/></text:span><text:span text:style-name="T124"><text:s/>версия<text:s/></text:span><text:span text:style-name="T125"><text:tab/><text:tab/><text:tab/></text:span></text:p>
      <text:p text:style-name="P14"><text:span text:style-name="T126">Утилиты операционной системы<text:s/></text:span><text:span text:style-name="T12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28">Прикладные системы и программы<text:s/></text:span><text:span text:style-name="T129"><text:tab/><text:tab/><text:tab/><text:tab/><text:tab/><text:tab/><text:tab/><text:tab/><text:tab/></text:span></text:p>
      <text:p text:style-name="P14"><text:span text:style-name="T130">Местонахождения и имена файлов программ и данных<text:s text:c="3"/></text:span><text:span text:style-name="T131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32">Идея, метод, алгоритм</text:span><text:span text:style-name="T133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34"/></text:p>
      <text:p text:style-name="P16"><text:span text:style-name="T134"/></text:p>
      <text:p text:style-name="P16"><text:span text:style-name="T135">#include &lt;stdio.h&gt; //#18 </text:span></text:p>
      <text:p text:style-name="P16"><text:span text:style-name="T135">#include &lt;stdlib.h&gt;</text:span></text:p>
      <text:p text:style-name="P16"><text:span text:style-name="T135"/></text:p>
      <text:p text:style-name="P16"><text:span text:style-name="T135">struct node</text:span></text:p>
      <text:p text:style-name="P16"><text:span text:style-name="T135">{</text:span></text:p>
      <text:p text:style-name="P16"><text:span text:style-name="T135"><text:s text:c="4"/>int k;</text:span></text:p>
      <text:p text:style-name="P16"><text:span text:style-name="T135"><text:s text:c="4"/>char op;</text:span></text:p>
      <text:p text:style-name="P16"><text:span text:style-name="T135"><text:s text:c="4"/>struct node *l;</text:span></text:p>
      <text:p text:style-name="P16"><text:span text:style-name="T135"><text:s text:c="4"/>struct node *r;</text:span></text:p>
      <text:p text:style-name="P16"><text:span text:style-name="T135">};</text:span></text:p>
      <text:p text:style-name="P16"><text:span text:style-name="T135"/></text:p>
      <text:p text:style-name="P16"><text:span text:style-name="T135">struct node *add(struct node *t, int n, char op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4"/>{</text:span></text:p>
      <text:p text:style-name="P16"><text:span text:style-name="T135"><text:s text:c="8"/>struct node *t = malloc(sizeof(struct node));</text:span></text:p>
      <text:p text:style-name="P16"><text:span text:style-name="T135"><text:s text:c="8"/>t-&gt;k = n;</text:span></text:p>
      <text:p text:style-name="P16"><text:span text:style-name="T135"><text:s text:c="8"/>t-&gt;op = op;</text:span></text:p>
      <text:p text:style-name="P16"><text:span text:style-name="T135"><text:s text:c="8"/>t-&gt;r = NULL;</text:span></text:p>
      <text:p text:style-name="P16"><text:span text:style-name="T135"><text:s text:c="8"/>t-&gt;l = NULL;</text:span></text:p>
      <text:p text:style-name="P16"><text:span text:style-name="T135"><text:s text:c="8"/>return t;</text:span></text:p>
      <text:p text:style-name="P16"><text:span text:style-name="T135"><text:s text:c="4"/>}</text:span></text:p>
      <text:p text:style-name="P16"><text:span text:style-name="T135"><text:s text:c="4"/></text:span></text:p>
      <text:p text:style-name="P16"><text:span text:style-name="T135"><text:s text:c="4"/>if (n &lt; t-&gt;k) </text:span></text:p>
      <text:p text:style-name="P16"><text:span text:style-name="T135"><text:s text:c="8"/>t-&gt;l = add(t-&gt;l, n, op);</text:span></text:p>
      <text:p text:style-name="P16"><text:span text:style-name="T135"><text:s text:c="4"/>if (n &gt;= t-&gt;k) </text:span></text:p>
      <text:p text:style-name="P16"><text:span text:style-name="T135"><text:s text:c="8"/>t-&gt;r = add(t-&gt;r, n, op);</text:span></text:p>
      <text:p text:style-name="P16"><text:span text:style-name="T135"><text:s text:c="4"/>return t;</text:span></text:p>
      <text:p text:style-name="P16"><text:span text:style-name="T135">};</text:span></text:p>
      <text:p text:style-name="P16"><text:span text:style-name="T135"/></text:p>
      <text:p text:style-name="P16"><text:span text:style-name="T135">void inorder(struct node *t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;</text:span></text:p>
      <text:p text:style-name="P16"><text:span text:style-name="T135"><text:s text:c="4"/>inorder(t-&gt;l);</text:span></text:p>
      <text:p text:style-name="P16"><text:span text:style-name="T135"><text:s text:c="4"/>if (t-&gt;op == '^')</text:span></text:p>
      <text:p text:style-name="P16"><text:span text:style-name="T135"><text:s text:c="8"/>printf("*%d", t-&gt;k);</text:span></text:p>
      <text:p text:style-name="P16"><text:span text:style-name="T135"><text:s text:c="4"/>else</text:span></text:p>
      <text:p text:style-name="P16"><text:span text:style-name="T135"><text:s text:c="8"/>printf("*%c", t-&gt;op);</text:span></text:p>
      <text:p text:style-name="P16"><text:span text:style-name="T135"><text:s text:c="4"/>inorder(t-&gt;r);</text:span></text:p>
      <text:p text:style-name="P16"><text:span text:style-name="T135">}</text:span></text:p>
      <text:p text:style-name="P16"><text:span text:style-name="T135"/></text:p>
      <text:p text:style-name="P16"><text:span text:style-name="T135">struct node *rem(struct node *t)</text:span></text:p>
      <text:p text:style-name="P16"><text:span text:style-name="T135">{</text:span></text:p>
      <text:p text:style-name="P16"><text:span text:style-name="T135"><text:s text:c="4"/>if (t == NULL) </text:span></text:p>
      <text:p text:style-name="P16"><text:span text:style-name="T135"><text:s text:c="8"/>return t;</text:span></text:p>
      <text:p text:style-name="P16"><text:span text:style-name="T135"><text:s text:c="4"/>if (t-&gt;l == NULL &amp;&amp; t-&gt;r == NULL)</text:span></text:p>
      <text:p text:style-name="P16"><text:span text:style-name="T135"><text:s text:c="4"/>{</text:span></text:p>
      <text:p text:style-name="P16"><text:span text:style-name="T135"><text:s text:c="8"/>free(t);</text:span></text:p>
      <text:p text:style-name="P16"><text:span text:style-name="T135"><text:s text:c="8"/>return NULL;</text:span></text:p>
      <text:p text:style-name="P16"><text:span text:style-name="T135"><text:s text:c="4"/>}</text:span></text:p>
      <text:p text:style-name="P16"><text:span text:style-name="T135"><text:s text:c="4"/>if (t-&gt;r != NULL)</text:span></text:p>
      <text:p text:style-name="P16"><text:span text:style-name="T135"><text:s text:c="8"/>t-&gt;r = rem(t-&gt;r);</text:span></text:p>
      <text:p text:style-name="P16"><text:span text:style-name="T135"><text:s text:c="4"/>if (t-&gt;l != NULL)</text:span></text:p>
      <text:p text:style-name="P16"><text:span text:style-name="T135"><text:s text:c="8"/>t-&gt;l = rem(t-&gt;l);</text:span></text:p>
      <text:p text:style-name="P16"><text:span text:style-name="T135"><text:s text:c="4"/>return rem(t);</text:span></text:p>
      <text:p text:style-name="P16"><text:span text:style-name="T135">}</text:span></text:p>
      <text:p text:style-name="P16"><text:span text:style-name="T135"/></text:p>
      <text:p text:style-name="P16"><text:span text:style-name="T135">int main()</text:span></text:p>
      <text:p text:style-name="P16"><text:span text:style-name="T135">{</text:span></text:p>
      <text:p text:style-name="P16"><text:span text:style-name="T135"><text:s text:c="4"/>struct node* T = NULL;</text:span></text:p>
      <text:p text:style-name="P16"><text:span text:style-name="T135"><text:s text:c="4"/>int p = 0;</text:span></text:p>
      <text:p text:style-name="P16"><text:span text:style-name="T135"><text:s text:c="4"/>char c = 'a';</text:span></text:p>
      <text:p text:style-name="P16"><text:span text:style-name="T135"><text:s text:c="4"/>do</text:span></text:p>
      <text:p text:style-name="P16"><text:span text:style-name="T135"><text:s text:c="4"/>{</text:span></text:p>
      <text:p text:style-name="P16"><text:span text:style-name="T135"><text:s text:c="8"/>int n = 0;</text:span></text:p>
      <text:p text:style-name="P16"><text:span text:style-name="T135"><text:s text:c="8"/>int rn = 0;</text:span></text:p>
      <text:p text:style-name="P16"><text:span text:style-name="T135"><text:s text:c="8"/>int rd = 0;</text:span></text:p>
      <text:p text:style-name="P16"><text:span text:style-name="T135"><text:s text:c="8"/>char f;</text:span></text:p>
      <text:p text:style-name="P16"><text:span text:style-name="T135"><text:s text:c="8"/>scanf("%c", &amp;c);</text:span></text:p>
      <text:p text:style-name="P16"><text:span text:style-name="T135"><text:s text:c="8"/>if (c != '(')</text:span></text:p>
      <text:p text:style-name="P16"><text:span text:style-name="T135"><text:s text:c="8"/>{</text:span></text:p>
      <text:p text:style-name="P16"><text:span text:style-name="T135"><text:s text:c="12"/>f = c;</text:span></text:p>
      <text:p text:style-name="P16"><text:span text:style-name="T135"><text:s text:c="8"/>}</text:span></text:p>
      <text:p text:style-name="P16"><text:span text:style-name="T135"><text:s text:c="8"/>if (c == '(')</text:span></text:p>
      <text:p text:style-name="P16"><text:span text:style-name="T135"><text:s text:c="8"/>{</text:span></text:p>
      <text:p text:style-name="P16"><text:span text:style-name="T135"><text:s text:c="12"/>scanf("%c", &amp;c);</text:span></text:p>
      <text:p text:style-name="P16"><text:span text:style-name="T135"><text:s text:c="12"/>scanf("%c", &amp;c);</text:span></text:p>
      <text:p text:style-name="P16"><text:span text:style-name="T135"><text:s text:c="12"/>f = c;</text:span></text:p>
      <text:p text:style-name="P16"><text:span text:style-name="T135"><text:s text:c="12"/>rd++;</text:span></text:p>
      <text:p text:style-name="P16"><text:span text:style-name="T135"><text:s text:c="8"/>}</text:span></text:p>
      <text:p text:style-name="P16"><text:span text:style-name="T135"><text:s text:c="8"/>if (c == '-')</text:span></text:p>
      <text:p text:style-name="P16"><text:span text:style-name="T135"><text:s text:c="8"/>{</text:span></text:p>
      <text:p text:style-name="P16"><text:span text:style-name="T135"><text:s text:c="12"/>scanf("%c", &amp;c);</text:span></text:p>
      <text:p text:style-name="P16"><text:span text:style-name="T135"><text:s text:c="12"/>f = c;</text:span></text:p>
      <text:p text:style-name="P16"><text:span text:style-name="T135"><text:s text:c="12"/>rd++;</text:span></text:p>
      <text:p text:style-name="P16"><text:span text:style-name="T135"><text:s text:c="8"/>}</text:span></text:p>
      <text:p text:style-name="P16"><text:span text:style-name="T135"><text:s text:c="8"/>while ((c &gt;= '0')&amp;&amp;(c &lt;= '9'))</text:span></text:p>
      <text:p text:style-name="P16"><text:span text:style-name="T135"><text:s text:c="8"/>{</text:span></text:p>
      <text:p text:style-name="P16"><text:span text:style-name="T135"><text:s text:c="12"/>n *= 10;</text:span></text:p>
      <text:p text:style-name="P16"><text:span text:style-name="T135"><text:s text:c="12"/>n += c - '0';</text:span></text:p>
      <text:p text:style-name="P16"><text:span text:style-name="T135"><text:s text:c="12"/>scanf("%c", &amp;c);</text:span></text:p>
      <text:p text:style-name="P16"><text:span text:style-name="T135"><text:s text:c="8"/>}</text:span></text:p>
      <text:p text:style-name="P16"><text:span text:style-name="T135"><text:s text:c="8"/>int g = 0;</text:span></text:p>
      <text:p text:style-name="P16"><text:span text:style-name="T135"><text:s text:c="8"/>g = n;</text:span></text:p>
      <text:p text:style-name="P16"><text:span text:style-name="T135"><text:s text:c="8"/>n = 0; </text:span></text:p>
      <text:p text:style-name="P16"><text:span text:style-name="T135"><text:s text:c="8"/>while ((c != '+')&amp;&amp;(c != '/')&amp;&amp;(c != '\n')&amp;&amp;(c != '-'))</text:span></text:p>
      <text:p text:style-name="P16"><text:span text:style-name="T135"><text:s text:c="8"/>{</text:span></text:p>
      <text:p text:style-name="P16"><text:span text:style-name="T135"><text:s text:c="12"/>scanf("%c", &amp;c);</text:span></text:p>
      <text:p text:style-name="P16"><text:span text:style-name="T135"><text:s text:c="12"/>while ((c &gt;= '0')&amp;&amp;(c &lt;= '9'))</text:span></text:p>
      <text:p text:style-name="P16"><text:span text:style-name="T135"><text:s text:c="12"/>{</text:span></text:p>
      <text:p text:style-name="P16"><text:span text:style-name="T135"><text:s text:c="16"/>n *= 10;</text:span></text:p>
      <text:p text:style-name="P16"><text:span text:style-name="T135"><text:s text:c="16"/>n += c - '0';</text:span></text:p>
      <text:p text:style-name="P16"><text:span text:style-name="T135"><text:s text:c="16"/>scanf("%c", &amp;c);</text:span></text:p>
      <text:p text:style-name="P16"><text:span text:style-name="T135"><text:s text:c="16"/>rn++;</text:span></text:p>
      <text:p text:style-name="P16"><text:span text:style-name="T135"><text:s text:c="12"/>}</text:span></text:p>
      <text:p text:style-name="P16"><text:span text:style-name="T135"><text:s text:c="12"/>if (rn != 0)</text:span></text:p>
      <text:p text:style-name="P16"><text:span text:style-name="T135"><text:s text:c="12"/>{</text:span></text:p>
      <text:p text:style-name="P16"><text:span text:style-name="T135"><text:s text:c="16"/>T = add(T, n, '^');</text:span></text:p>
      <text:p text:style-name="P16"><text:span text:style-name="T135"><text:s text:c="16"/>rn = 0;</text:span></text:p>
      <text:p text:style-name="P16"><text:span text:style-name="T135"><text:s text:c="16"/>n = 0;</text:span></text:p>
      <text:p text:style-name="P16"><text:span text:style-name="T135"><text:s text:c="12"/>}</text:span></text:p>
      <text:p text:style-name="P16"><text:span text:style-name="T135"><text:s text:c="12"/>if ((c &gt;= 'a')&amp;&amp;(c &lt;= 'z'))</text:span></text:p>
      <text:p text:style-name="P16"><text:span text:style-name="T135"><text:s text:c="16"/>T = add(T, 0, c);</text:span></text:p>
      <text:p text:style-name="P16"><text:span text:style-name="T135"><text:s text:c="12"/>if (c == '(')</text:span></text:p>
      <text:p text:style-name="P16"><text:span text:style-name="T135"><text:s text:c="12"/>{</text:span></text:p>
      <text:p text:style-name="P16"><text:span text:style-name="T135"><text:s text:c="16"/>rd++;</text:span></text:p>
      <text:p text:style-name="P16"><text:span text:style-name="T135"><text:s text:c="16"/>scanf("%c", &amp;c);</text:span></text:p>
      <text:p text:style-name="P16"><text:span text:style-name="T135"><text:s text:c="16"/>c = 'a';</text:span></text:p>
      <text:p text:style-name="P16"><text:span text:style-name="T135"><text:s text:c="12"/>} </text:span></text:p>
      <text:p text:style-name="P16"><text:span text:style-name="T135"><text:s text:c="8"/>}</text:span></text:p>
      <text:p text:style-name="P16"><text:span text:style-name="T135"><text:s text:c="8"/>if ((rd % 2 == 0)&amp;&amp;(g == 0)&amp;&amp;(p == 0))</text:span></text:p>
      <text:p text:style-name="P16"><text:span text:style-name="T135"><text:s text:c="8"/>{</text:span></text:p>
      <text:p text:style-name="P16"><text:span text:style-name="T135"><text:s text:c="12"/>printf("%c", f);</text:span></text:p>
      <text:p text:style-name="P16"><text:span text:style-name="T135"><text:s text:c="12"/>inorder(T);</text:span></text:p>
      <text:p text:style-name="P16"><text:span text:style-name="T135"><text:s text:c="8"/>}</text:span></text:p>
      <text:p text:style-name="P16"><text:span text:style-name="T135"><text:s text:c="8"/>if ((rd % 2 == 0)&amp;&amp;(g == 0)&amp;&amp;(p &gt; 0))</text:span></text:p>
      <text:p text:style-name="P16"><text:span text:style-name="T135"><text:s text:c="8"/>{</text:span></text:p>
      <text:p text:style-name="P16"><text:span text:style-name="T135"><text:s text:c="12"/>printf("%c", f);</text:span></text:p>
      <text:p text:style-name="P16"><text:span text:style-name="T135"><text:s text:c="12"/>inorder(T);</text:span></text:p>
      <text:p text:style-name="P16"><text:span text:style-name="T135"><text:s text:c="8"/>}</text:span></text:p>
      <text:p text:style-name="P16"><text:span text:style-name="T135"><text:s text:c="8"/>if ((rd % 2 == 0)&amp;&amp;(g != 0)&amp;&amp;(p == 0))</text:span></text:p>
      <text:p text:style-name="P16"><text:span text:style-name="T135"><text:s text:c="8"/>{</text:span></text:p>
      <text:p text:style-name="P16"><text:span text:style-name="T135"><text:s text:c="12"/>printf("%d", g);</text:span></text:p>
      <text:p text:style-name="P16"><text:span text:style-name="T135"><text:s text:c="12"/>inorder(T);</text:span></text:p>
      <text:p text:style-name="P16"><text:span text:style-name="T135"><text:s text:c="8"/>}</text:span></text:p>
      <text:p text:style-name="P16"><text:span text:style-name="T135"><text:s text:c="8"/>if ((rd % 2 == 0)&amp;&amp;(g != 0)&amp;&amp;(p &gt; 0))</text:span></text:p>
      <text:p text:style-name="P16"><text:span text:style-name="T135"><text:s text:c="8"/>{</text:span></text:p>
      <text:p text:style-name="P16"><text:span text:style-name="T135"><text:s text:c="12"/>printf("%d", g);</text:span></text:p>
      <text:p text:style-name="P16"><text:span text:style-name="T135"><text:s text:c="12"/>inorder(T);</text:span></text:p>
      <text:p text:style-name="P16"><text:span text:style-name="T135"><text:s text:c="8"/>}</text:span></text:p>
      <text:p text:style-name="P16"><text:span text:style-name="T135"><text:s text:c="8"/>if ((rd % 2 == 1)&amp;&amp;(g == 0)&amp;&amp;(p == 0))</text:span></text:p>
      <text:p text:style-name="P16"><text:span text:style-name="T135"><text:s text:c="8"/>{</text:span></text:p>
      <text:p text:style-name="P16"><text:span text:style-name="T135"><text:s text:c="12"/>printf("-%c", f);</text:span></text:p>
      <text:p text:style-name="P16"><text:span text:style-name="T135"><text:s text:c="12"/>inorder(T);<text:s text:c="12"/></text:span></text:p>
      <text:p text:style-name="P16"><text:span text:style-name="T135"><text:s text:c="8"/>}</text:span></text:p>
      <text:p text:style-name="P16"><text:span text:style-name="T135"><text:s text:c="8"/>if ((rd % 2 == 1)&amp;&amp;(g == 0)&amp;&amp;(p &gt; 0))</text:span></text:p>
      <text:p text:style-name="P16"><text:span text:style-name="T135"><text:s text:c="8"/>{</text:span></text:p>
      <text:p text:style-name="P16"><text:span text:style-name="T135"><text:s text:c="12"/>printf("(-%c", f);</text:span></text:p>
      <text:p text:style-name="P16"><text:span text:style-name="T135"><text:s text:c="12"/>inorder(T);</text:span></text:p>
      <text:p text:style-name="P16"><text:span text:style-name="T135"><text:s text:c="12"/>printf(")");</text:span></text:p>
      <text:p text:style-name="P16"><text:span text:style-name="T135"><text:s text:c="8"/>}</text:span></text:p>
      <text:p text:style-name="P16"><text:span text:style-name="T135"><text:s text:c="8"/>if ((rd % 2 == 1)&amp;&amp;(g != 0)&amp;&amp;(p == 0))</text:span></text:p>
      <text:p text:style-name="P16"><text:span text:style-name="T135"><text:s text:c="8"/>{</text:span></text:p>
      <text:p text:style-name="P16"><text:span text:style-name="T135"><text:s text:c="12"/>printf("-%d", g);</text:span></text:p>
      <text:p text:style-name="P16"><text:span text:style-name="T135"><text:s text:c="12"/>inorder(T);</text:span></text:p>
      <text:p text:style-name="P16"><text:span text:style-name="T135"><text:s text:c="8"/>}</text:span></text:p>
      <text:p text:style-name="P16"><text:span text:style-name="T135"><text:s text:c="8"/>if ((rd % 2 == 1)&amp;&amp;(g != 0)&amp;&amp;(p &gt; 0))</text:span></text:p>
      <text:p text:style-name="P16"><text:span text:style-name="T135"><text:s text:c="8"/>{</text:span></text:p>
      <text:p text:style-name="P16"><text:span text:style-name="T135"><text:s text:c="12"/>printf("(-%d", g);</text:span></text:p>
      <text:p text:style-name="P16"><text:span text:style-name="T135"><text:s text:c="12"/>inorder(T);</text:span></text:p>
      <text:p text:style-name="P16"><text:span text:style-name="T135"><text:s text:c="12"/>printf(")");</text:span></text:p>
      <text:p text:style-name="P16"><text:span text:style-name="T135"><text:s text:c="8"/>}</text:span></text:p>
      <text:p text:style-name="P16"><text:span text:style-name="T135"><text:s text:c="8"/>T = rem(T);</text:span></text:p>
      <text:p text:style-name="P16"><text:span text:style-name="T135"><text:s text:c="8"/>printf("%c", c);</text:span></text:p>
      <text:p text:style-name="P16"><text:span text:style-name="T135"><text:s text:c="8"/>p++;</text:span></text:p>
      <text:p text:style-name="P16"><text:span text:style-name="T135"><text:s text:c="4"/>} while (c != '\n');</text:span></text:p>
      <text:p text:style-name="P16"><text:span text:style-name="T135"><text:s text:c="4"/>T = rem(T);</text:span></text:p>
      <text:p text:style-name="P16"><text:span text:style-name="T135"><text:s text:c="4"/>if (c != '\n')</text:span></text:p>
      <text:p text:style-name="P16"><text:span text:style-name="T135"><text:s text:c="8"/>printf("\n");</text:span></text:p>
      <text:p text:style-name="P16"><text:span text:style-name="T135"><text:s text:c="4"/>return 0;</text:span></text:p>
      <text:p text:style-name="P16"><text:span text:style-name="T135">}</text:span></text:p>
      <text:p text:style-name="P16"><text:span text:style-name="T136"/></text:p>
      <text:p text:style-name="P16"><text:span text:style-name="T137">Пункты 1-7 отчёта составляются<text:s/></text:span><text:span text:style-name="T138">строго до</text:span><text:span text:style-name="T139"><text:s/>начала лабораторной работы.</text:span></text:p>
      <text:p text:style-name="P16"><text:span text:style-name="T140"/></text:p>
      <text:p text:style-name="P17"><text:span text:style-name="T141">Допущен к выполнению работы. Подпись преподавателя<text:s/></text:span><text:span text:style-name="T142"><text:tab/><text:tab/><text:tab/><text:tab/></text:span></text:p>
      <text:list text:style-name="L18">
        <text:list-item>
          <text:p text:style-name="P18"><text:span text:style-name="T143">Распечатка протокола</text:span><text:span text:style-name="T144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><text:span text:style-name="T145"/></text:p>
      <text:list text:style-name="L20">
        <text:list-item>
          <text:p text:style-name="P20"><text:span text:style-name="T146">Дневник отладки</text:span><text:span text:style-name="T147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2"><text:span text:style-name="T149">№</text:span><text:span text:style-name="T150"/></text:p>
          </table:table-cell>
          <table:table-cell table:style-name="TableCell020001">
            <text:p text:style-name="P22"><text:span text:style-name="T151">Лаб.</text:span></text:p>
            <text:p text:style-name="P22"><text:span text:style-name="T151">или</text:span></text:p>
            <text:p text:style-name="P22"><text:span text:style-name="T151">дом.</text:span><text:span text:style-name="T152"/></text:p>
          </table:table-cell>
          <table:table-cell table:style-name="TableCell020002">
            <text:p text:style-name="P22"><text:span text:style-name="T153">Дата</text:span><text:span text:style-name="T154"/></text:p>
          </table:table-cell>
          <table:table-cell table:style-name="TableCell020003">
            <text:p text:style-name="P22"><text:span text:style-name="T155">Время</text:span><text:span text:style-name="T156"/></text:p>
          </table:table-cell>
          <table:table-cell table:style-name="TableCell020004">
            <text:p text:style-name="P22"><text:span text:style-name="T157">Событие</text:span><text:span text:style-name="T158"/></text:p>
          </table:table-cell>
          <table:table-cell table:style-name="TableCell020005">
            <text:p text:style-name="P22"><text:span text:style-name="T159">Действие по исправлению</text:span><text:span text:style-name="T160"/></text:p>
          </table:table-cell>
          <table:table-cell table:style-name="TableCell020006">
            <text:p text:style-name="P22"><text:span text:style-name="T161">Примечание</text:span><text:span text:style-name="T162"/></text:p>
          </table:table-cell>
        </table:table-row>
        <table:table-row table:style-name="TableRow0201">
          <table:table-cell table:style-name="TableCell020100"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  <text:p text:style-name="P25"><text:span text:style-name="T162"/></text:p>
          </table:table-cell>
          <table:table-cell table:style-name="TableCell020101">
            <text:p text:style-name="P25"><text:span text:style-name="T162"/></text:p>
          </table:table-cell>
          <table:table-cell table:style-name="TableCell020102">
            <text:p text:style-name="P25"><text:span text:style-name="T162"/></text:p>
          </table:table-cell>
          <table:table-cell table:style-name="TableCell020103">
            <text:p text:style-name="P25"><text:span text:style-name="T162"/></text:p>
          </table:table-cell>
          <table:table-cell table:style-name="TableCell020104">
            <text:p text:style-name="P25"><text:span text:style-name="T162"/></text:p>
          </table:table-cell>
          <table:table-cell table:style-name="TableCell020105">
            <text:p text:style-name="P25"><text:span text:style-name="T162"/></text:p>
          </table:table-cell>
          <table:table-cell table:style-name="TableCell020106">
            <text:p text:style-name="P25"><text:span text:style-name="T162"/></text:p>
          </table:table-cell>
        </table:table-row>
      </table:table>
      <text:p text:style-name="P27"><text:span text:style-name="T162"/></text:p>
      <text:list text:style-name="L28">
        <text:list-item>
          <text:p text:style-name="P28"><text:span text:style-name="T163">Замечание автора по существу работы<text:s/></text:span><text:span text:style-name="T16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165">Выводы<text:s text:c="2"/>:<text:s text:c="3"/>реализовал дерево выражений</text:span></text:p>
        </text:list-item>
        <text:list-item>
          <text:p text:style-name="P28"><text:span text:style-name="T166"/></text:p>
        </text:list-item>
      </text:list>
      <text:p text:style-name="P29"><text:span text:style-name="T167">Недочеты, допущенные при выполнении задания, могут быть устранены следующим образом<text:s/></text:span><text:span text:style-name="T16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169"/></text:p>
      <text:p text:style-name="P30"><text:span text:style-name="T170">Подпись студента<text:s/></text:span><text:span text:style-name="T171"><text:tab/><text:tab/><text:tab/></text:span><text:span text:style-name="T1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